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2ee6d" officeooo:paragraph-rsid="0002ee6d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 REVIEW(Sat - Monday)</text:p>
      <text:p text:style-name="P1">The work review for the previous week , I have already sent.</text:p>
      <text:p text:style-name="P1"/>
      <text:p text:style-name="P1">1.Compared the degree distribution and clust coeff distribution for random graph(ERDOS RENYI) and protein graphs.Once , I have implemented a random graph with same degree sequence as protein graph, will compare that too.</text:p>
      <text:p text:style-name="P1"/>
      <text:p text:style-name="P1">2.Did a spectral analysis and calculated all properties for 2 GPCR proteins as asked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21:44:54.976287083</meta:creation-date>
    <dc:date>2016-06-20T21:47:35.950889009</dc:date>
    <meta:editing-duration>P0D</meta:editing-duration>
    <meta:editing-cycles>1</meta:editing-cycles>
    <meta:document-statistic meta:table-count="0" meta:image-count="0" meta:object-count="0" meta:page-count="1" meta:paragraph-count="4" meta:word-count="63" meta:character-count="390" meta:non-whitespace-character-count="330"/>
    <meta:generator>LibreOffice/4.2.8.2$Linux_X86_64 LibreOffice_project/420m0$Build-2</meta:generator>
  </office:meta>
</office:document-meta>
</file>